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ing">
      <style:text-properties fo:font-size="20pt" style:font-size-asian="20pt" style:font-size-complex="2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 style:list-style-name="L7">
      <style:text-properties fo:font-size="12pt" style:font-size-asian="12pt" style:font-size-complex="12pt"/>
    </style:style>
    <style:style style:name="P12" style:family="paragraph" style:parent-style-name="Text_20_body" style:list-style-name="L9">
      <style:text-properties fo:font-size="12pt" style:font-size-asian="12pt" style:font-size-complex="12pt"/>
    </style:style>
    <style:style style:name="P13" style:family="paragraph" style:parent-style-name="Text_20_body" style:list-style-name="L8"/>
    <style:style style:name="P14" style:family="paragraph" style:parent-style-name="Standard" style:list-style-name="L1"/>
    <style:style style:name="P15" style:family="paragraph" style:parent-style-name="Standard" style:list-style-name="L4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ification Hooks</text:p>
      <text:p text:style-name="Standard"/>
      <text:p text:style-name="Standard"/>
      <text:p text:style-name="Standard"/>
      <text:p text:style-name="Standard"/>
      <text:p text:style-name="P5"><draw:frame draw:style-name="fr1" draw:name="graphics3" text:anchor-type="paragraph" svg:width="6.6665in" svg:height="0.1252in" draw:z-index="0"><draw:image xlink:href="file:///C:/Program%20Files/OpenOffice.org%203/Basis/share/gallery/rulers/blurulr1.gif" xlink:type="simple" xlink:show="embed" xlink:actuate="onLoad"/></draw:frame></text:p>
      <text:p text:style-name="Standard"/>
      <text:p text:style-name="P2">Hook – “CanIdentify”</text:p>
      <text:p text:style-name="Heading">Search Order</text:p>
      <text:list xml:id="list32345975" text:style-name="L1">
        <text:list-item>
          <text:p text:style-name="P14">The character</text:p>
        </text:list-item>
      </text:list>
      <text:p text:style-name="Heading">Context</text:p>
      <text:list xml:id="list32337917" text:style-name="L2">
        <text:list-item>
          <text:p text:style-name="P6">Character</text:p>
        </text:list-item>
        <text:list-item>
          <text:p text:style-name="P6">Item </text:p>
        </text:list-item>
      </text:list>
      <text:p text:style-name="Heading">Parameters</text:p>
      <text:list xml:id="list32335064" text:style-name="L3">
        <text:list-item>
          <text:p text:style-name="P7">Hook Parameter 4 contains the key of the item in the character's inventory.</text:p>
        </text:list-item>
        <text:list-item>
          <text:p text:style-name="P7">Hook Parameter 5 is empty but can be used to pass information to the “Identify” hook. <text:s/>See discussion.</text:p>
        </text:list-item>
      </text:list>
      <text:p text:style-name="Text_20_body">When the player views a character's possessions ( ITEMS ), the menu item “ID ITEM” ( identify the item ) will be automatically displayed under certain circumstances. <text:s/>For example, a SHOP event can be configured to allow the character to “ID ITEM”. <text:s/>When this menu item is automatically <text:s/>displayed, no hook scripts will be executed. <text:s/>The item will be marked as identified if the player selects this option.</text:p>
      <text:p text:style-name="Text_20_body">If the “ID ITEM” option is not automatically displayed, then this hook will be called each time the player highlights an unidentified item in the character's inventory. <text:s/>If the hook returns a value starting with 'Y' then the menu option “ID ITEM” will be displayed and hook parameter[5] will be saved to pass onto the “Identify” hook if the player selects “ID ITEM”. <text:s/></text:p>
      <text:p text:style-name="Text_20_body"/>
      <text:p text:style-name="P3"><draw:frame draw:style-name="fr2" draw:name="graphics1" text:anchor-type="paragraph" svg:width="6.6665in" svg:height="0.1252in" draw:z-index="1"><draw:image xlink:href="file:///C:/Program%20Files/OpenOffice.org%203/Basis/share/gallery/rulers/blurulr1.gif" xlink:type="simple" xlink:show="embed" xlink:actuate="onLoad"/></draw:frame></text:p>
      <text:p text:style-name="Text_20_body"/>
      <text:p text:style-name="P2">Hook – “Identify”</text:p>
      <text:p text:style-name="Text_20_body">This hook is called when a character 'Identifies' an item as a result of the 'CanIdentify' hook's returning a “Y”. <text:s/>It will not be called when “ID ITEM” is displayed automatically. <text:s/>It will only be called when the hook “CanIdentify” returns a “Y” for a particular item.</text:p>
      <text:p text:style-name="Heading"><text:soft-page-break/>Search Order</text:p>
      <text:list xml:id="list32322670" text:style-name="L4">
        <text:list-item>
          <text:p text:style-name="P15">The Character</text:p>
        </text:list-item>
      </text:list>
      <text:p text:style-name="Heading">Context</text:p>
      <text:list xml:id="list32319207" text:style-name="L5">
        <text:list-item>
          <text:p text:style-name="P8">Character</text:p>
        </text:list-item>
        <text:list-item>
          <text:p text:style-name="P8">Item</text:p>
        </text:list-item>
      </text:list>
      <text:p text:style-name="Heading">Parameters</text:p>
      <text:list xml:id="list32319677" text:style-name="L6">
        <text:list-item>
          <text:p text:style-name="P9">Hook Parameter 4 contains the key of the item in the character's inventory.</text:p>
        </text:list-item>
        <text:list-item>
          <text:p text:style-name="P9">Hook Parameter 5 is the value that the 'CanIdentify' hook set before returning “Y”.</text:p>
        </text:list-item>
      </text:list>
      <text:p text:style-name="Heading">Return Value</text:p>
      <text:p text:style-name="Text_20_body">If the hook returns a value starting with 'Y' then the item will be marked as 'identified'. <text:s/>The hook might enforce some sort of probability of success, for example.</text:p>
      <text:p text:style-name="Text_20_body"/>
      <text:p text:style-name="P3"><draw:frame draw:style-name="fr1" draw:name="graphics2" text:anchor-type="paragraph" svg:width="6.6665in" svg:height="0.1252in" draw:z-index="2"><draw:image xlink:href="file:///C:/Program%20Files/OpenOffice.org%203/Basis/share/gallery/rulers/blurulr1.gif" xlink:type="simple" xlink:show="embed" xlink:actuate="onLoad"/></draw:frame></text:p>
      <text:p text:style-name="P2">The $IsIdentified(actor, key, num)</text:p>
      <text:list xml:id="list32333998" text:style-name="L7">
        <text:list-item>
          <text:p text:style-name="P11">'actor' is the character who possesses an item</text:p>
        </text:list-item>
        <text:list-item>
          <text:p text:style-name="P11">'key' is the item number in the character's inventory.</text:p>
        </text:list-item>
        <text:list-item>
          <text:p text:style-name="P11">'num' tells how the item's 'identified' status should be changed</text:p>
        </text:list-item>
      </text:list>
      <text:list xml:id="list32335104" text:style-name="L8">
        <text:list-item>
          <text:p text:style-name="P13">num &gt; 0: set the identified flag for 'what' items of the same type.</text:p>
        </text:list-item>
        <text:list-item>
          <text:p text:style-name="P13">num &lt; 0: clear the identified flag for '-what' items of the same type.</text:p>
        </text:list-item>
        <text:list-item>
          <text:p text:style-name="P13">num = 0: change nothing. <text:s/>Return non-zero if the item is already identified.</text:p>
        </text:list-item>
      </text:list>
      <text:p text:style-name="Text_20_body">When 'num' is non-zero, we attempt to change that many items. <text:s/>The first item changed is the item <text:s/>with the specified key and it counts as one item changed even if it is already set to the proper value and is therefore unchanged. <text:s/>Then we attempt to change identical items sequentially starting at key = 1 and, if they are not set to the proper value, we set set them to the proper value. <text:s/>Only those that are actually changed count against the specified number 'num'. <text:s/>So this function can change 'num' minus one items in addition to the item whose key is specified.</text:p>
      <text:p text:style-name="P4">If 'num' is non-zero, the return value is the number of items actually changed (not the number of items examined). <text:s/>If 'num' is zero, the return value is the status of the one item whose key is specified.</text:p>
      <text:p text:style-name="P3"/>
      <text:p text:style-name="Standard"/>
      <text:p text:style-name="Heading"><draw:frame draw:style-name="fr1" draw:name="graphics4" text:anchor-type="paragraph" svg:width="6.6665in" svg:height="0.1252in" draw:z-index="3"><draw:image xlink:href="file:///C:/Program%20Files/OpenOffice.org%203/Basis/share/gallery/rulers/blurulr1.gif" xlink:type="simple" xlink:show="embed" xlink:actuate="onLoad"/></draw:frame>A Bit of Discussion</text:p>
      <text:p text:style-name="P4">These hooks (and the function “$IsIdentified (item, key, what)” were provided to allow a character to <text:soft-page-break/>identify items by casting a spell. <text:s/>Here is an example of how it might work:</text:p>
      <text:p text:style-name="P4"/>
      <text:list xml:id="list32335438" text:style-name="L9">
        <text:list-item>
          <text:p text:style-name="P12">An “Identify Liquids” spell is cast upon Pluto the Plutarch.</text:p>
        </text:list-item>
        <text:list-item>
          <text:p text:style-name="P12">The spell results in Pluto receiving a Special Ability named “Liquid Expert”.</text:p>
        </text:list-item>
        <text:list-item>
          <text:p text:style-name="P12">Pluto receives treasure, including a bottle of Jack Daniels whiskey but it is not yet identified and is listed simply as “Bottle of Brown Liquid”. <text:s/>The “Bottle of Brown Liquid” has a special ability named “is_Liquid”.</text:p>
        </text:list-item>
        <text:list-item>
          <text:p text:style-name="P12">The player examines Pluto's items and highlights the “Bottle of Brown Liquid”.</text:p>
        </text:list-item>
        <text:list-item>
          <text:p text:style-name="P12">The Special Ability 'Liquid Expert”, which the spell attached to Pluto, has a script named “CanIdentify”. <text:s/>We run the script.</text:p>
        </text:list-item>
        <text:list-item>
          <text:p text:style-name="P12">The script examines the “Bottle of Brown Liquid”, sees that it has the Special Ability named “is_Liquid”, and returns the value “Yes”.</text:p>
        </text:list-item>
        <text:list-item>
          <text:p text:style-name="P12">The Menu option “ID ITEM” appears and the player selects it.</text:p>
        </text:list-item>
        <text:list-item>
          <text:p text:style-name="P12">The Special Ability 'Liquid Expert”, which the spell attached to Pluto, has a script named “CanIdentify”. <text:s/>We run the script.</text:p>
        </text:list-item>
        <text:list-item>
          <text:p text:style-name="P12">The script deletes the Special Ability “Liquid Expert” from Pluto ( so that he gets only one identify opportunity per spell....you could set the Special Ability's parameter to some number when the spell is cast and decrement it here) and returns “Yes”.</text:p>
        </text:list-item>
        <text:list-item>
          <text:p text:style-name="P12">Suddenly the “Bottle of Brown Liquid” becomes “80 Proof Tennessee Nectar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13:28.65</meta:creation-date>
    <meta:generator>OpenOffice.org/3.2$Win32 OpenOffice.org_project/320m18$Build-9502</meta:generator>
    <dc:date>2012-08-16T13:21:54.36</dc:date>
    <dc:creator>Paul Stevens</dc:creator>
    <meta:editing-duration>PT06H25M44S</meta:editing-duration>
    <meta:editing-cycles>17</meta:editing-cycles>
    <meta:document-statistic meta:table-count="0" meta:image-count="4" meta:object-count="0" meta:page-count="3" meta:paragraph-count="45" meta:word-count="793" meta:character-count="4338"/>
  </office:meta>
</office:document-meta>
</file>